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422cm" fo:min-width="19.09cm" style:protect="position size"/>
    </style:style>
    <style:style style:name="gr2" style:family="graphic" style:parent-style-name="standard">
      <style:graphic-properties draw:fill-color="#ff420e" draw:textarea-horizontal-align="justify" draw:textarea-vertical-align="middle" draw:auto-grow-height="false" fo:min-height="2.329cm" fo:min-width="17.534cm"/>
    </style:style>
    <style:style style:name="gr3" style:family="graphic" style:parent-style-name="standard">
      <style:graphic-properties draw:textarea-horizontal-align="justify" draw:textarea-vertical-align="middle" draw:auto-grow-height="false" fo:min-height="10.421cm" fo:min-width="19.09cm" style:protect="position size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2.671cm" fo:min-width="19.09cm" style:protect="position size"/>
    </style:style>
    <style:style style:name="gr6" style:family="graphic" style:parent-style-name="standard">
      <style:graphic-properties draw:stroke="none" svg:stroke-color="#000000" draw:fill="solid" draw:fill-color="#99ff66" fo:min-height="0.739cm" style:protect="position size"/>
    </style:style>
    <style:style style:name="gr7" style:family="graphic" style:parent-style-name="standard">
      <style:graphic-properties draw:stroke="none" svg:stroke-color="#000000" draw:fill="none" draw:fill-color="#ffffff" fo:min-height="0.862cm"/>
    </style:style>
    <style:style style:name="gr8" style:family="graphic" style:parent-style-name="standard">
      <style:graphic-properties draw:fill-color="#c5000b" draw:textarea-horizontal-align="justify" draw:textarea-vertical-align="middle" draw:auto-grow-height="false" fo:min-height="1.565cm" fo:min-width="3.564cm"/>
    </style:style>
    <style:style style:name="gr9" style:family="graphic" style:parent-style-name="standard">
      <style:graphic-properties draw:stroke="none" svg:stroke-color="#000000" draw:fill="none" draw:fill-color="#ffffff" fo:min-height="16.51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3.084cm" fo:min-width="17.534cm"/>
    </style:style>
    <style:style style:name="gr11" style:family="graphic" style:parent-style-name="standard">
      <style:graphic-properties draw:textarea-horizontal-align="justify" draw:textarea-vertical-align="middle" draw:auto-grow-height="false" fo:min-height="24.422cm" fo:min-width="19.09cm"/>
    </style:style>
    <style:style style:name="gr12" style:family="graphic" style:parent-style-name="standard">
      <style:graphic-properties draw:stroke="none" svg:stroke-color="#000000" draw:fill="solid" draw:fill-color="#99ff66" fo:min-height="0.739cm"/>
    </style:style>
    <style:style style:name="gr13" style:family="graphic" style:parent-style-name="standard">
      <style:graphic-properties draw:fill-color="#aecf00" draw:textarea-horizontal-align="justify" draw:textarea-vertical-align="middle" draw:auto-grow-height="false" fo:min-height="18.197cm" fo:min-width="17.534cm" style:protect="position size"/>
    </style:style>
    <style:style style:name="gr14" style:family="graphic" style:parent-style-name="standard">
      <style:graphic-properties draw:fill-color="#ffd320" draw:textarea-horizontal-align="justify" draw:textarea-vertical-align="middle" draw:auto-grow-height="false" fo:min-height="5.327cm" fo:min-width="15.491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3.433cm" fo:min-width="3.183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3.433cm" fo:min-width="3.183cm"/>
    </style:style>
    <style:style style:name="gr17" style:family="graphic" style:parent-style-name="standard">
      <style:graphic-properties draw:fill-color="#cfe7f5" draw:textarea-horizontal-align="justify" draw:textarea-vertical-align="middle" draw:auto-grow-height="false" fo:min-height="3.433cm" fo:min-width="0.891cm"/>
    </style:style>
    <style:style style:name="gr18" style:family="graphic" style:parent-style-name="standard">
      <style:graphic-properties draw:fill-color="#ffd320" draw:textarea-horizontal-align="justify" draw:textarea-vertical-align="middle" draw:auto-grow-height="false" fo:min-height="4.07cm" fo:min-width="15.491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2.67cm" fo:min-width="3.183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2.67cm" fo:min-width="0.094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2.67cm" fo:min-width="3.183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2.67cm" fo:min-width="0.191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089cm" fo:min-width="0.008cm"/>
    </style:style>
    <style:style style:name="gr24" style:family="graphic" style:parent-style-name="standard">
      <style:graphic-properties draw:stroke="none" svg:stroke-color="#000000" draw:fill="none" draw:fill-color="#ffffff" fo:min-height="14.736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32" style:family="graphic" style:parent-style-name="standard">
      <style:graphic-properties draw:fill-color="#aecf00" draw:textarea-horizontal-align="justify" draw:textarea-vertical-align="middle" draw:auto-grow-height="false" fo:min-height="20.548cm" fo:min-width="17.534cm"/>
    </style:style>
    <style:style style:name="gr33" style:family="graphic" style:parent-style-name="standard">
      <style:graphic-properties draw:fill-color="#ffd320" draw:textarea-horizontal-align="justify" draw:textarea-vertical-align="middle" draw:auto-grow-height="false" fo:min-height="0.511cm" fo:min-width="15.491cm"/>
    </style:style>
    <style:style style:name="gr34" style:family="graphic" style:parent-style-name="standard">
      <style:graphic-properties draw:fill-color="#ff420e" draw:textarea-horizontal-align="justify" draw:textarea-vertical-align="middle" draw:auto-grow-height="false" fo:min-height="3.687cm" fo:min-width="15.475cm"/>
    </style:style>
    <style:style style:name="gr35" style:family="graphic" style:parent-style-name="standard">
      <style:graphic-properties draw:stroke="none" svg:stroke-color="#000000" draw:fill="none" draw:fill-color="#ffffff" fo:min-height="3.55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4cm"/>
    </style:style>
    <style:style style:name="gr37" style:family="graphic" style:parent-style-name="standard">
      <style:graphic-properties draw:fill-color="#ff420e" draw:textarea-horizontal-align="justify" draw:textarea-vertical-align="middle" draw:auto-grow-height="false" fo:min-height="1.615cm" fo:min-width="15.475cm"/>
    </style:style>
    <style:style style:name="gr38" style:family="graphic" style:parent-style-name="standard">
      <style:graphic-properties draw:stroke="none" svg:stroke-color="#000000" draw:fill="none" draw:fill-color="#ffffff" fo:min-height="15.117cm"/>
    </style:style>
    <style:style style:name="P1" style:family="paragraph">
      <style:paragraph-properties fo:text-align="start"/>
    </style:style>
    <style:style style:name="P2" style:family="paragraph">
      <loext:graphic-properties draw:fill-color="#ff420e"/>
      <style:paragraph-properties fo:line-height="200%"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83caff"/>
      <style:paragraph-properties fo:text-align="start"/>
    </style:style>
    <style:style style:name="P5" style:family="paragraph">
      <loext:graphic-properties draw:fill="solid" draw:fill-color="#99ff66"/>
    </style:style>
    <style:style style:name="P6" style:family="paragraph">
      <style:paragraph-properties fo:text-align="center"/>
    </style:style>
    <style:style style:name="P7" style:family="paragraph">
      <loext:graphic-properties draw:fill-color="#c5000b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420e"/>
      <style:paragraph-properties fo:line-height="200%" fo:text-align="center"/>
    </style:style>
    <style:style style:name="P10" style:family="paragraph">
      <loext:graphic-properties draw:fill-color="#aecf00"/>
      <style:paragraph-properties fo:text-align="start"/>
    </style:style>
    <style:style style:name="P11" style:family="paragraph">
      <style:paragraph-properties fo:text-align="justify"/>
    </style:style>
    <style:style style:name="P12" style:family="paragraph">
      <loext:graphic-properties draw:fill-color="#ffd320"/>
      <style:paragraph-properties fo:text-align="justify"/>
    </style:style>
    <style:style style:name="P13" style:family="paragraph">
      <loext:graphic-properties draw:fill-color="#ffffcc"/>
      <style:paragraph-properties fo:text-align="center"/>
    </style:style>
    <style:style style:name="P14" style:family="paragraph">
      <loext:graphic-properties draw:fill-color="#cfe7f5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line-height="200%"/>
    </style:style>
    <style:style style:name="P18" style:family="paragraph">
      <loext:graphic-properties draw:fill="none" draw:fill-color="#ffffff"/>
      <style:paragraph-properties fo:line-height="200%"/>
    </style:style>
    <style:style style:name="P19" style:family="paragraph">
      <loext:graphic-properties draw:fill="none"/>
      <style:paragraph-properties fo:line-height="200%" fo:text-align="center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0.672cm" svg:x="1cm" svg:y="16.268cm">
          <text:p text:style-name="P1">{Main Area}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034cm" svg:height="2.579cm" svg:x="1.762cm" svg:y="20.5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59cm" svg:height="10.671cm" svg:x="1cm" svg:y="2.267cm">
          <text:p text:style-name="P1">{Main Area}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334cm" svg:height="1.143cm" svg:x="1cm" svg:y="1.127cm">
          <draw:text-box>
            <text:p>Welcome Page</text:p>
          </draw:text-box>
        </draw:frame>
        <draw:custom-shape draw:style-name="gr5" draw:text-style-name="P4" draw:layer="layout" svg:width="19.59cm" svg:height="2.921cm" svg:x="1cm" svg:y="2.213cm">
          <text:p text:style-name="P1">{Header Area}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5" draw:layer="layout" svg:width="4.264cm" svg:height="0.989cm" svg:x="15.659cm" svg:y="3.186cm">
          <draw:text-box>
            <text:p>Login/Logout</text:p>
          </draw:text-box>
        </draw:frame>
        <draw:frame draw:style-name="gr7" draw:text-style-name="P3" draw:layer="layout" svg:width="19.59cm" svg:height="1.112cm" svg:x="1cm" svg:y="15.128cm">
          <draw:text-box>
            <text:p>Customer Page (Closed Orders)</text:p>
          </draw:text-box>
        </draw:frame>
        <draw:custom-shape draw:style-name="gr5" draw:text-style-name="P4" draw:layer="layout" svg:width="19.59cm" svg:height="2.921cm" svg:x="1cm" svg:y="16.214cm">
          <text:p text:style-name="P1">{Header Area}</text:p>
          <draw:enhanced-geometry svg:viewBox="0 0 21600 21600" draw:extrusion="false" draw:type="rectangle" draw:enhanced-path="M 0 0 L 21600 0 21600 21600 0 21600 0 0 Z N"/>
        </draw:custom-shape>
        <draw:frame draw:style-name="gr6" draw:text-style-name="P5" draw:layer="layout" svg:width="2.54cm" svg:height="0.989cm" svg:x="17.383cm" svg:y="17.187cm">
          <draw:text-box>
            <text:p>Logout</text:p>
          </draw:text-box>
        </draw:frame>
        <draw:custom-shape draw:style-name="gr8" draw:text-style-name="P7" draw:layer="layout" svg:width="4.064cm" svg:height="1.815cm" svg:x="3.845cm" svg:y="20.916cm">
          <text:p text:style-name="P6">Create</text:p>
          <text:p text:style-name="P6">Car Orde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815cm" svg:x="8.845cm" svg:y="20.916cm">
          <text:p text:style-name="P6">Submitted</text:p>
          <text:p text:style-name="P6">Order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815cm" svg:x="13.845cm" svg:y="20.916cm">
          <text:p text:style-name="P6">Approved</text:p>
          <text:p text:style-name="P6">Orders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13.462cm" svg:height="16.764cm" svg:x="22.209cm" svg:y="5.045cm">
          <draw:text-box>
            <text:p>NOTES:</text:p>
            <text:p/>
            <text:list text:style-name="L2">
              <text:list-item>
                <text:p>The {Form Area} will be empty upon Customer arrival.</text:p>
              </text:list-item>
              <text:list-item>
                <text:p>Clicking the buttons will bring up the respective form for each action, in the {Form Area}.</text:p>
              </text:list-item>
              <text:list-item>
                <text:p/>
              </text:list-item>
            </text:list>
          </draw:text-box>
        </draw:frame>
        <draw:custom-shape draw:style-name="gr10" draw:text-style-name="P8" draw:layer="layout" svg:width="18.034cm" svg:height="3.334cm" svg:x="1.762cm" svg:y="23.606cm">
          <text:p text:style-name="P6">{Form Area}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1" draw:layer="layout" svg:width="19.59cm" svg:height="24.672cm" svg:x="1cm" svg:y="2.268cm">
          <text:p text:style-name="P1">{Main Area}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8.034cm" svg:height="2.579cm" svg:x="1.762cm" svg:y="5.53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9.59cm" svg:height="1.143cm" svg:x="1cm" svg:y="1.128cm">
          <draw:text-box>
            <text:p>Top of Customer Page (New Order Clicked)</text:p>
          </draw:text-box>
        </draw:frame>
        <draw:custom-shape draw:style-name="gr5" draw:text-style-name="P4" draw:layer="layout" svg:width="19.59cm" svg:height="2.921cm" svg:x="1cm" svg:y="2.214cm">
          <text:p text:style-name="P1">{Header Area}</text:p>
          <draw:enhanced-geometry svg:viewBox="0 0 21600 21600" draw:extrusion="false" draw:type="rectangle" draw:enhanced-path="M 0 0 L 21600 0 21600 21600 0 21600 0 0 Z N"/>
        </draw:custom-shape>
        <draw:frame draw:style-name="gr12" draw:text-style-name="P5" draw:layer="layout" svg:width="4.264cm" svg:height="0.989cm" svg:x="15.659cm" svg:y="3.187cm">
          <draw:text-box>
            <text:p>Logout</text:p>
          </draw:text-box>
        </draw:frame>
        <draw:custom-shape draw:style-name="gr8" draw:text-style-name="P7" draw:layer="layout" svg:width="4.064cm" svg:height="1.815cm" svg:x="3.845cm" svg:y="5.916cm">
          <text:p text:style-name="P6">Create</text:p>
          <text:p text:style-name="P6">Car Orde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815cm" svg:x="8.845cm" svg:y="5.916cm">
          <text:p text:style-name="P6">Submitted</text:p>
          <text:p text:style-name="P6">Order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815cm" svg:x="13.845cm" svg:y="5.916cm">
          <text:p text:style-name="P6">Approved</text:p>
          <text:p text:style-name="P6">Orders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8.034cm" svg:height="18.447cm" svg:x="1.762cm" svg:y="8.493cm">
          <text:p text:style-name="P1">Create Car Ord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15.991cm" svg:height="5.577cm" svg:x="2.789cm" svg:y="9.82cm">
          <text:p text:style-name="P11">Customization 1</text:p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683cm" svg:height="3.683cm" svg:x="3.589cm" svg:y="11.22cm">
          <text:p text:style-name="P6">Stock</text:p>
          <text:p text:style-name="P6">Option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8.189cm" svg:y="11.22cm">
          <text:p text:style-name="P6">Custom</text:p>
          <text:p text:style-name="P6">Option 1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12.789cm" svg:y="11.22cm">
          <text:p text:style-name="P6">Custom</text:p>
          <text:p text:style-name="P6">Option 2</text:p>
          <text:p text:style-name="P6"><text:span text:style-name="T1"/></text:p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391cm" svg:height="3.683cm" svg:x="17.389cm" svg:y="11.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5.991cm" svg:height="5.577cm" svg:x="2.789cm" svg:y="16.22cm">
          <text:p text:style-name="P11">Customization 2</text:p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683cm" svg:height="3.683cm" svg:x="12.789cm" svg:y="17.62cm">
          <text:p text:style-name="P6">Custom</text:p>
          <text:p text:style-name="P6">Option 2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3.589cm" svg:y="17.62cm">
          <text:p text:style-name="P6">Stock</text:p>
          <text:p text:style-name="P6">Option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8.189cm" svg:y="17.62cm">
          <text:p text:style-name="P6">Custom</text:p>
          <text:p text:style-name="P6">Option 1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391cm" svg:height="3.683cm" svg:x="17.389cm" svg:y="17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5.991cm" svg:height="4.32cm" svg:x="2.789cm" svg:y="22.62cm">
          <text:p text:style-name="P11">Customization 3</text:p>
          <text:p text:style-name="P11"/>
          <text:p text:style-name="P11"/>
          <text:p text:style-name="P11"/>
          <text:p text:style-name="P1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3.683cm" svg:height="2.92cm" svg:x="8.889cm" svg:y="24.02cm">
          <text:p text:style-name="P6">Custom</text:p>
          <text:p text:style-name="P6">Option 2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94cm" svg:height="2.92cm" svg:x="2.778cm" svg:y="24.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3.683cm" svg:height="2.92cm" svg:x="4.289cm" svg:y="24.02cm">
          <text:p text:style-name="P6">Custom</text:p>
          <text:p text:style-name="P6">Option 1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3.683cm" svg:height="2.92cm" svg:x="13.489cm" svg:y="24.02cm">
          <text:p text:style-name="P6">Custom</text:p>
          <text:p text:style-name="P6">Option 3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0.691cm" svg:height="2.92cm" svg:x="18.089cm" svg:y="24.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016cm" svg:height="1.016cm" draw:transform="rotate (-1.5707963267949) translate (18.145cm 12.5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5" draw:layer="layout" svg:width="1.016cm" svg:height="1.016cm" draw:transform="rotate (-1.5707963267949) translate (18.145cm 18.9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5" draw:layer="layout" svg:width="1.016cm" svg:height="1.016cm" draw:transform="rotate (-1.5707963267949) translate (18.145cm 25.37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5" draw:layer="layout" svg:width="1.016cm" svg:height="1.016cm" draw:transform="rotate (1.5707963267949) translate (3.409cm 26.4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3" draw:layer="layout" svg:width="11.811cm" svg:height="14.986cm" svg:x="22.082cm" svg:y="3.794cm">
          <draw:text-box>
            <text:p>NOTES:</text:p>
            <text:p/>
            <text:list text:style-name="L2">
              <text:list-item>
                <text:p>Clicking “Create Car Order” button will ask the current form be cleared, instead of creating another form. Otherwise the form is opened with each Stock option selected.</text:p>
              </text:list-item>
              <text:list-item>
                <text:p>The {selected} Option will be a different color than other options.</text:p>
              </text:list-item>
              <text:list-item>
                <text:p>Options will be “hidden” on the left/right edges of the {Carousel} areas. </text:p>
              </text:list-item>
              <text:list-item>
                <text:p>The {left move} arrow will show after movement with the {right move} arrow.</text:p>
              </text:list-item>
              <text:list-item>
                <text:p>Clicking the Logout button will ask for confirmation if there is an open form.</text:p>
              </text:list-item>
              <text:list-item>
                <text:p>Clicking the “Submitted Order” and “Approved Order” buttons will ask to discard the form</text:p>
              </text:list-item>
            </text:list>
          </draw:text-box>
        </draw:frame>
        <draw:line draw:style-name="gr25" draw:text-style-name="P16" draw:layer="layout" svg:x1="-1.54cm" svg:y1="23.86cm" svg:x2="3.794cm" svg:y2="25.638cm">
          <text:p/>
        </draw:line>
        <draw:frame draw:style-name="gr26" draw:text-style-name="P3" draw:layer="layout" svg:width="5.049cm" svg:height="0.962cm" svg:x="-5.202cm" svg:y="23.006cm">
          <draw:text-box>
            <text:p text:style-name="P1">Left move arrow</text:p>
          </draw:text-box>
        </draw:frame>
        <draw:frame draw:style-name="gr27" draw:text-style-name="P3" draw:layer="layout" svg:width="5.468cm" svg:height="0.962cm" svg:x="21.799cm" svg:y="24.006cm">
          <draw:text-box>
            <text:p text:style-name="P1">Right move arrow</text:p>
          </draw:text-box>
        </draw:frame>
        <draw:line draw:style-name="gr25" draw:text-style-name="P16" draw:layer="layout" svg:x1="21.828cm" svg:y1="24.622cm" svg:x2="17.637cm" svg:y2="26.4cm">
          <text:p/>
        </draw:line>
        <draw:line draw:style-name="gr25" draw:text-style-name="P16" draw:layer="layout" svg:x1="-0.524cm" svg:y1="11.922cm" svg:x2="3.413cm" svg:y2="12.811cm">
          <text:p/>
        </draw:line>
        <draw:line draw:style-name="gr25" draw:text-style-name="P16" draw:layer="layout" svg:x1="-1.54cm" svg:y1="12.049cm" svg:x2="12.684cm" svg:y2="18.526cm">
          <text:p/>
        </draw:line>
        <draw:frame draw:style-name="gr28" draw:text-style-name="P3" draw:layer="layout" svg:width="5.011cm" svg:height="0.962cm" svg:x="-5.007cm" svg:y="10.995cm">
          <draw:text-box>
            <text:p>Selected Option</text:p>
          </draw:text-box>
        </draw:frame>
        <draw:line draw:style-name="gr25" draw:text-style-name="P16" draw:layer="layout" svg:x1="-2.81cm" svg:y1="4.175cm" svg:x2="1.254cm" svg:y2="5.699cm">
          <text:p/>
        </draw:line>
        <draw:frame draw:style-name="gr29" draw:text-style-name="P3" draw:layer="layout" svg:width="3.779cm" svg:height="0.962cm" svg:x="-5.007cm" svg:y="3.019cm">
          <draw:text-box>
            <text:p>{Main Area}</text:p>
          </draw:text-box>
        </draw:frame>
        <draw:frame draw:style-name="gr30" draw:text-style-name="P18" draw:layer="layout" svg:width="4.198cm" svg:height="0.962cm" svg:x="-4.715cm" svg:y="6.207cm">
          <draw:text-box>
            <text:p text:style-name="P17">{div} wrapper</text:p>
          </draw:text-box>
        </draw:frame>
        <draw:line draw:style-name="gr25" draw:text-style-name="P19" draw:layer="layout" svg:x1="-0.524cm" svg:y1="6.715cm" svg:x2="1.508cm" svg:y2="6.842cm">
          <text:p/>
        </draw:line>
        <draw:line draw:style-name="gr25" draw:text-style-name="P19" draw:layer="layout" svg:x1="21.828cm" svg:y1="24.241cm" svg:x2="18.018cm" svg:y2="19.796cm">
          <text:p/>
        </draw:line>
        <draw:frame draw:style-name="gr31" draw:text-style-name="P18" draw:layer="layout" svg:width="3.457cm" svg:height="0.962cm" svg:x="-5.714cm" svg:y="17.207cm">
          <draw:text-box>
            <text:p text:style-name="P17">{Carousel}</text:p>
          </draw:text-box>
        </draw:frame>
        <draw:line draw:style-name="gr25" draw:text-style-name="P19" draw:layer="layout" svg:x1="-2.175cm" svg:y1="17.637cm" svg:x2="2.778cm" svg:y2="15.224cm">
          <text:p/>
        </draw:line>
        <draw:line draw:style-name="gr25" draw:text-style-name="P19" draw:layer="layout" svg:x1="-2.048cm" svg:y1="17.764cm" svg:x2="2.778cm" svg:y2="18.399cm">
          <text:p/>
        </draw:line>
      </draw:page>
      <draw:page draw:name="page3" draw:style-name="dp1" draw:master-page-name="Default">
        <draw:custom-shape draw:style-name="gr11" draw:text-style-name="P1" draw:layer="layout" svg:width="19.59cm" svg:height="24.672cm" svg:x="1cm" svg:y="2.269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{Main Area}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9.59cm" svg:height="1.143cm" svg:x="1cm" svg:y="1.129cm">
          <draw:text-box>
            <text:p>Bottom of Customer Page (New Order Clicked)</text:p>
          </draw:text-box>
        </draw:frame>
        <draw:custom-shape draw:style-name="gr32" draw:text-style-name="P10" draw:layer="layout" svg:width="18.034cm" svg:height="20.798cm" svg:x="1.762cm" svg:y="5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15.991cm" svg:height="5.577cm" svg:x="2.789cm" svg:y="6.521cm">
          <text:p text:style-name="P11">Customization 3</text:p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683cm" svg:height="3.683cm" svg:x="3.589cm" svg:y="7.921cm">
          <text:p text:style-name="P6">Stock</text:p>
          <text:p text:style-name="P6">Option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8.189cm" svg:y="7.921cm">
          <text:p text:style-name="P6">Custom</text:p>
          <text:p text:style-name="P6">Option 1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12.789cm" svg:y="7.921cm">
          <text:p text:style-name="P6">Custom</text:p>
          <text:p text:style-name="P6">Option 2</text:p>
          <text:p text:style-name="P6"><text:span text:style-name="T1"/></text:p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391cm" svg:height="3.683cm" svg:x="17.389cm" svg:y="7.9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5.991cm" svg:height="5.577cm" svg:x="2.789cm" svg:y="12.921cm">
          <text:p text:style-name="P11">Customization 4</text:p>
          <text:p text:style-name="P11"/>
          <text:p text:style-name="P11"/>
          <text:p text:style-name="P11"/>
          <text:p text:style-name="P11"/>
          <text:p text:style-name="P11"/>
          <text:p text:style-name="P11"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3.683cm" svg:height="3.683cm" svg:x="12.789cm" svg:y="14.321cm">
          <text:p text:style-name="P6">Custom</text:p>
          <text:p text:style-name="P6">Option 2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3.589cm" svg:y="14.321cm">
          <text:p text:style-name="P6">Stock</text:p>
          <text:p text:style-name="P6">Option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3.683cm" svg:height="3.683cm" svg:x="8.189cm" svg:y="14.321cm">
          <text:p text:style-name="P6">Custom</text:p>
          <text:p text:style-name="P6">Option 1</text:p>
          <text:p text:style-name="P6"/>
          <text:p text:style-name="P6">{Title}</text:p>
          <text:p text:style-name="P6">{Cost}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391cm" svg:height="3.683cm" svg:x="17.389cm" svg:y="14.32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1.016cm" svg:height="1.016cm" draw:transform="rotate (-1.5707963267949) translate (18.145cm 9.2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5" draw:layer="layout" svg:width="1.016cm" svg:height="1.016cm" draw:transform="rotate (-1.5707963267949) translate (18.145cm 15.6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12" draw:layer="layout" svg:width="15.991cm" svg:height="0.761cm" svg:x="2.789cm" svg:y="4.9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9.59cm" svg:height="2.921cm" svg:x="1cm" svg:y="2.215cm">
          <text:p text:style-name="P1">{Header Area}</text:p>
          <draw:enhanced-geometry svg:viewBox="0 0 21600 21600" draw:extrusion="false" draw:type="rectangle" draw:enhanced-path="M 0 0 L 21600 0 21600 21600 0 21600 0 0 Z N"/>
        </draw:custom-shape>
        <draw:frame draw:style-name="gr12" draw:text-style-name="P5" draw:layer="layout" svg:width="4.264cm" svg:height="0.989cm" svg:x="15.659cm" svg:y="3.188cm">
          <draw:text-box>
            <text:p>Logout</text:p>
          </draw:text-box>
        </draw:frame>
        <draw:custom-shape draw:style-name="gr34" draw:text-style-name="P9" draw:layer="layout" svg:width="15.975cm" svg:height="3.937cm" svg:x="2.778cm" svg:y="19.161cm">
          <text:p/>
          <draw:enhanced-geometry svg:viewBox="0 0 21600 21600" draw:type="rectangle" draw:enhanced-path="M 0 0 L 21600 0 21600 21600 0 21600 0 0 Z N"/>
        </draw:custom-shape>
        <draw:frame draw:style-name="gr35" draw:text-style-name="P21" draw:layer="layout" svg:width="10.763cm" svg:height="3.806cm" svg:x="7.736cm" svg:y="19.323cm">
          <draw:text-box>
            <text:p text:style-name="P20">Option 1: {Title} | {Cost of Option 1}</text:p>
            <text:p text:style-name="P20">Option 2: {Title} | {Cost of Option 2}</text:p>
            <text:p text:style-name="P20">Option 3: {Title} | {Cost of Option 3}</text:p>
            <text:p text:style-name="P20">Option 4: {Title} | {Cost of Option 4}</text:p>
            <text:p text:style-name="P20">Total: {Total Cost}</text:p>
          </draw:text-box>
        </draw:frame>
        <draw:frame draw:style-name="gr36" draw:text-style-name="P18" draw:layer="layout" svg:width="7.834cm" svg:height="0.962cm" svg:x="21.733cm" svg:y="19.223cm">
          <draw:text-box>
            <text:p text:style-name="P17">Costs of Selected Options</text:p>
          </draw:text-box>
        </draw:frame>
        <draw:line draw:style-name="gr25" draw:text-style-name="P19" draw:layer="layout" svg:x1="23.225cm" svg:y1="20.177cm" svg:x2="18.78cm" svg:y2="21.193cm">
          <text:p/>
        </draw:line>
        <draw:custom-shape draw:style-name="gr37" draw:text-style-name="P9" draw:layer="layout" svg:width="15.975cm" svg:height="1.865cm" svg:x="2.778cm" svg:y="23.733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4.264cm" svg:height="0.989cm" svg:x="14.059cm" svg:y="24.189cm">
          <draw:text-box>
            <text:p>Submit</text:p>
          </draw:text-box>
        </draw:frame>
        <draw:frame draw:style-name="gr12" draw:text-style-name="P5" draw:layer="layout" svg:width="4.264cm" svg:height="0.989cm" svg:x="8.659cm" svg:y="24.19cm">
          <draw:text-box>
            <text:p>Reset</text:p>
          </draw:text-box>
        </draw:frame>
        <draw:frame draw:style-name="gr12" draw:text-style-name="P5" draw:layer="layout" svg:width="4.264cm" svg:height="0.989cm" svg:x="3.159cm" svg:y="24.191cm">
          <draw:text-box>
            <text:p>Cancel</text:p>
          </draw:text-box>
        </draw:frame>
        <draw:frame draw:style-name="gr38" draw:text-style-name="P18" draw:layer="layout" svg:width="11.684cm" svg:height="15.367cm" svg:x="22.209cm" svg:y="2.905cm">
          <draw:text-box>
            <text:p>NOTES:</text:p>
            <text:p/>
            <text:list text:style-name="L2">
              <text:list-item>
                <text:p>Clicking the “Submit” button will send the order for approval by an admin.</text:p>
              </text:list-item>
              <text:list-item>
                <text:p>Clicking the “Reset” button will switch all options back to their “Stock” values.</text:p>
              </text:list-item>
              <text:list-item>
                <text:p>Clicking the “Cancel” button will ask for confirmation, and close the form if confirmed.</text:p>
              </text:list-item>
              <text:list-item>
                <text:p>{Title} and {Cost of Option [X]} will reflect the choices by the user.</text:p>
              </text:list-item>
              <text:list-item>
                <text:p>{Total Cost} will be the sum of the User’s selections.</text:p>
              </text:list-item>
            </text:list>
          </draw:text-box>
        </draw:frame>
        <draw:line draw:style-name="gr25" draw:text-style-name="P19" draw:layer="layout" svg:x1="0.476cm" svg:y1="20.751cm" svg:x2="2.508cm" svg:y2="20.878cm">
          <text:p/>
        </draw:line>
        <draw:line draw:style-name="gr25" draw:text-style-name="P19" draw:layer="layout" svg:x1="0.476cm" svg:y1="24.487cm" svg:x2="2.508cm" svg:y2="24.614cm">
          <text:p/>
        </draw:line>
        <draw:frame draw:style-name="gr30" draw:text-style-name="P18" draw:layer="layout" svg:width="4.198cm" svg:height="0.962cm" svg:x="-3.815cm" svg:y="20.207cm">
          <draw:text-box>
            <text:p text:style-name="P17">{div} wrapper</text:p>
          </draw:text-box>
        </draw:frame>
        <draw:frame draw:style-name="gr30" draw:text-style-name="P18" draw:layer="layout" svg:width="4.198cm" svg:height="0.962cm" svg:x="-3.815cm" svg:y="23.807cm">
          <draw:text-box>
            <text:p text:style-name="P17">{div} wrapp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0:58:50.779000000</meta:creation-date>
    <dc:date>2016-12-22T16:00:54.259000000</dc:date>
    <meta:editing-duration>PT2H34M13S</meta:editing-duration>
    <meta:editing-cycles>39</meta:editing-cycles>
    <meta:generator>LibreOffice/5.2.2.2$Windows_X86_64 LibreOffice_project/8f96e87c890bf8fa77463cd4b640a2312823f3ad</meta:generator>
    <meta:document-statistic meta:object-count="90"/>
  </office:meta>
</office:document-meta>
</file>